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3">
      <style:table-cell-properties fo:border="thin solid #000000"/>
      <style:text-properties fo:font-size="12pt" style:font-size-asian="12pt" style:font-size-complex="12pt"/>
    </style:style>
    <style:style style:name="ce7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8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 fo:background-color="#D9D9D9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15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447619047619cm"/>
    </style:style>
    <style:style style:name="co3" style:family="table-column">
      <style:table-column-properties fo:break-before="auto" style:column-width="10.492619047619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5642857142857cm"/>
    </style:style>
    <style:style style:name="co7" style:family="table-column">
      <style:table-column-properties fo:break-before="auto" style:column-width="5.1102380952381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93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-9999999999999,9999999999999)">
          <table:help-message table:display="true"/>
          <table:error-message table:display="true"/>
        </table:content-validation>
      </table:content-validations>
      <table:table table:name="Data_Sheet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36" table:default-cell-style-name="ce14"/>
        <table:table-column table:style-name="co7" table:default-cell-style-name="ce14"/>
        <table:table-column table:style-name="co1" table:number-columns-repeated="16342" table:default-cell-style-name="ce14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5" table:style-name="ce5">
            <text:p>2025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10228" table:content-validation-name="val2" table:style-name="ce6">
            <text:p>10,228</text:p>
          </table:table-cell>
          <table:table-cell office:value-type="float" office:value="9338.8275390198032" table:content-validation-name="val1" table:style-name="ce7">
            <text:p>9,338.83</text:p>
          </table:table-cell>
          <table:table-cell office:value-type="float" office:value="21452" table:content-validation-name="val2" table:style-name="ce6">
            <text:p>21,452</text:p>
          </table:table-cell>
          <table:table-cell office:value-type="float" office:value="20280.867690526626" table:content-validation-name="val1" table:style-name="ce7">
            <text:p>20,280.87</text:p>
          </table:table-cell>
          <table:table-cell office:value-type="float" office:value="13854" table:content-validation-name="val2" table:style-name="ce6">
            <text:p>13,854</text:p>
          </table:table-cell>
          <table:table-cell office:value-type="float" office:value="13432.411536034393" table:content-validation-name="val1" table:style-name="ce7">
            <text:p>13,432.41</text:p>
          </table:table-cell>
          <table:table-cell office:value-type="float" office:value="5025" table:content-validation-name="val2" table:style-name="ce6">
            <text:p>5,025</text:p>
          </table:table-cell>
          <table:table-cell office:value-type="float" office:value="4916.4455405414001" table:content-validation-name="val1" table:style-name="ce7">
            <text:p>4,916.45</text:p>
          </table:table-cell>
          <table:table-cell office:value-type="float" office:value="366" table:content-validation-name="val2" table:style-name="ce6">
            <text:p>366</text:p>
          </table:table-cell>
          <table:table-cell office:value-type="float" office:value="360.7162162162" table:content-validation-name="val1" table:style-name="ce7">
            <text:p>360.72</text:p>
          </table:table-cell>
          <table:table-cell office:value-type="float" office:value="142" table:content-validation-name="val2" table:style-name="ce6">
            <text:p>142</text:p>
          </table:table-cell>
          <table:table-cell office:value-type="float" office:value="141.3013513514" table:content-validation-name="val1" table:style-name="ce7">
            <text:p>141.30</text:p>
          </table:table-cell>
          <table:table-cell office:value-type="float" office:value="51067" table:style-name="ce8">
            <text:p>51,067</text:p>
          </table:table-cell>
          <table:table-cell office:value-type="float" office:value="48470.569873689819" table:style-name="ce9">
            <text:p>48,470.57</text:p>
          </table:table-cell>
          <table:table-cell office:value-type="float" office:value="2691" table:content-validation-name="val4" table:style-name="ce6">
            <text:p>2,691</text:p>
          </table:table-cell>
          <table:table-cell office:value-type="float" office:value="2603.4746799411942" table:content-validation-name="val1" table:style-name="ce7">
            <text:p>2,603.47</text:p>
          </table:table-cell>
          <table:table-cell office:value-type="float" office:value="330" table:content-validation-name="val4" table:style-name="ce6">
            <text:p>330</text:p>
          </table:table-cell>
          <table:table-cell office:value-type="float" office:value="326.38918918919995" table:content-validation-name="val1" table:style-name="ce7">
            <text:p>326.39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3021" table:style-name="ce8">
            <text:p>3,021</text:p>
          </table:table-cell>
          <table:table-cell office:value-type="float" office:value="2929.8638691303941" table:style-name="ce9">
            <text:p>2,929.86</text:p>
          </table:table-cell>
          <table:table-cell table:style-name="ce7"/>
          <table:table-cell office:value-type="float" office:value="54088" table:style-name="ce8">
            <text:p>54,088</text:p>
          </table:table-cell>
          <table:table-cell office:value-type="float" office:value="51400.433742820213" table:style-name="ce9">
            <text:p>51,400.43</text:p>
          </table:table-cell>
          <table:table-cell office:value-type="currency" office:value="155233129.45000002" table:content-validation-name="val5" table:style-name="ce10">
            <text:p>£155,233,129.45</text:p>
          </table:table-cell>
          <table:table-cell office:value-type="currency" office:value="17171498.93" table:content-validation-name="val5" table:style-name="ce10">
            <text:p>£17,171,498.93</text:p>
          </table:table-cell>
          <table:table-cell office:value-type="currency" office:value="5645180.7000000002" table:content-validation-name="val5" table:style-name="ce10">
            <text:p>£5,645,180.70</text:p>
          </table:table-cell>
          <table:table-cell office:value-type="currency" office:value="1589656.3900000001" table:content-validation-name="val5" table:style-name="ce10">
            <text:p>£1,589,656.39</text:p>
          </table:table-cell>
          <table:table-cell office:value-type="currency" office:value="47780401.059999995" table:content-validation-name="val5" table:style-name="ce10">
            <text:p>£47,780,401.06</text:p>
          </table:table-cell>
          <table:table-cell office:value-type="currency" office:value="18671280.900000002" table:content-validation-name="val5" table:style-name="ce10">
            <text:p>£18,671,280.90</text:p>
          </table:table-cell>
          <table:table-cell office:value-type="currency" office:value="246091147.43000001" table:style-name="ce11">
            <text:p>£246,091,147.43</text:p>
          </table:table-cell>
          <table:table-cell office:value-type="currency" office:value="18070167.370000001" table:content-validation-name="val5" table:style-name="ce10">
            <text:p>£18,070,167.37</text:p>
          </table:table-cell>
          <table:table-cell office:value-type="currency" office:value="-627071.13000000187" table:content-validation-name="val5" table:style-name="ce10">
            <text:p>-£627,071.13</text:p>
          </table:table-cell>
          <table:table-cell office:value-type="currency" office:value="17443096.239999998" table:style-name="ce11">
            <text:p>£17,443,096.24</text:p>
          </table:table-cell>
          <table:table-cell office:value-type="currency" office:value="263534243.67000002" table:style-name="ce12">
            <text:p>£263,534,243.67</text:p>
          </table:table-cell>
          <table:table-cell office:value-type="string" table:style-name="ce13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4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32" table:content-validation-name="val2" table:style-name="ce6">
            <text:p>432</text:p>
          </table:table-cell>
          <table:table-cell office:value-type="float" office:value="327.72" table:content-validation-name="val1" table:style-name="ce7">
            <text:p>327.72</text:p>
          </table:table-cell>
          <table:table-cell office:value-type="float" office:value="326" table:content-validation-name="val2" table:style-name="ce6">
            <text:p>326</text:p>
          </table:table-cell>
          <table:table-cell office:value-type="float" office:value="291.85000000000002" table:content-validation-name="val1" table:style-name="ce7">
            <text:p>291.85</text:p>
          </table:table-cell>
          <table:table-cell office:value-type="float" office:value="516" table:content-validation-name="val2" table:style-name="ce6">
            <text:p>516</text:p>
          </table:table-cell>
          <table:table-cell office:value-type="float" office:value="496.06" table:content-validation-name="val1" table:style-name="ce7">
            <text:p>496.06</text:p>
          </table:table-cell>
          <table:table-cell office:value-type="float" office:value="106" table:content-validation-name="val2" table:style-name="ce6">
            <text:p>106</text:p>
          </table:table-cell>
          <table:table-cell office:value-type="float" office:value="103.43" table:content-validation-name="val1" table:style-name="ce7">
            <text:p>103.43</text:p>
          </table:table-cell>
          <table:table-cell office:value-type="float" office:value="10" table:content-validation-name="val2" table:style-name="ce6">
            <text:p>10</text:p>
          </table:table-cell>
          <table:table-cell office:value-type="float" office:value="10" table:content-validation-name="val1" table:style-name="ce7">
            <text:p>10.0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390" table:style-name="ce8">
            <text:p>1,390</text:p>
          </table:table-cell>
          <table:table-cell office:value-type="float" office:value="1229.0600000000002" table:style-name="ce9">
            <text:p>1,229.06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3" table:content-validation-name="val1" table:style-name="ce6">
            <text:p>13</text:p>
          </table:table-cell>
          <table:table-cell office:value-type="float" office:value="13" table:content-validation-name="val3" table:style-name="ce7">
            <text:p>13.00</text:p>
          </table:table-cell>
          <table:table-cell office:value-type="float" office:value="13" table:style-name="ce8">
            <text:p>13</text:p>
          </table:table-cell>
          <table:table-cell office:value-type="float" office:value="13" table:style-name="ce9">
            <text:p>13.00</text:p>
          </table:table-cell>
          <table:table-cell table:style-name="ce7"/>
          <table:table-cell office:value-type="float" office:value="1403" table:style-name="ce8">
            <text:p>1,403</text:p>
          </table:table-cell>
          <table:table-cell office:value-type="float" office:value="1242.0600000000002" table:style-name="ce9">
            <text:p>1,242.06</text:p>
          </table:table-cell>
          <table:table-cell office:value-type="currency" office:value="3550567.87" table:content-validation-name="val5" table:style-name="ce10">
            <text:p>£3,550,567.87</text:p>
          </table:table-cell>
          <table:table-cell office:value-type="currency" office:value="21997" table:content-validation-name="val5" table:style-name="ce10">
            <text:p>£21,997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100242.62" table:content-validation-name="val5" table:style-name="ce10">
            <text:p>£100,242.62</text:p>
          </table:table-cell>
          <table:table-cell office:value-type="currency" office:value="1021534.09" table:content-validation-name="val5" table:style-name="ce10">
            <text:p>£1,021,534.09</text:p>
          </table:table-cell>
          <table:table-cell office:value-type="currency" office:value="366577.21" table:content-validation-name="val5" table:style-name="ce10">
            <text:p>£366,577.21</text:p>
          </table:table-cell>
          <table:table-cell office:value-type="currency" office:value="5060918.79" table:style-name="ce11">
            <text:p>£5,060,918.79</text:p>
          </table:table-cell>
          <table:table-cell office:value-type="currency" office:value="261121.05" table:content-validation-name="val5" table:style-name="ce10">
            <text:p>£261,121.05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261121.05" table:style-name="ce11">
            <text:p>£261,121.05</text:p>
          </table:table-cell>
          <table:table-cell office:value-type="currency" office:value="5322039.84" table:style-name="ce12">
            <text:p>£5,322,039.84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39" table:content-validation-name="val2" table:style-name="ce6">
            <text:p>139</text:p>
          </table:table-cell>
          <table:table-cell office:value-type="float" office:value="132.54" table:content-validation-name="val1" table:style-name="ce7">
            <text:p>132.54</text:p>
          </table:table-cell>
          <table:table-cell office:value-type="float" office:value="395" table:content-validation-name="val2" table:style-name="ce6">
            <text:p>395</text:p>
          </table:table-cell>
          <table:table-cell office:value-type="float" office:value="372.29" table:content-validation-name="val1" table:style-name="ce7">
            <text:p>372.29</text:p>
          </table:table-cell>
          <table:table-cell office:value-type="float" office:value="366" table:content-validation-name="val2" table:style-name="ce6">
            <text:p>366</text:p>
          </table:table-cell>
          <table:table-cell office:value-type="float" office:value="356.99" table:content-validation-name="val1" table:style-name="ce7">
            <text:p>356.99</text:p>
          </table:table-cell>
          <table:table-cell office:value-type="float" office:value="54" table:content-validation-name="val2" table:style-name="ce6">
            <text:p>54</text:p>
          </table:table-cell>
          <table:table-cell office:value-type="float" office:value="52.89" table:content-validation-name="val1" table:style-name="ce7">
            <text:p>52.89</text:p>
          </table:table-cell>
          <table:table-cell office:value-type="float" office:value="14" table:content-validation-name="val2" table:style-name="ce6">
            <text:p>14</text:p>
          </table:table-cell>
          <table:table-cell office:value-type="float" office:value="14" table:content-validation-name="val1" table:style-name="ce7">
            <text:p>14.00</text:p>
          </table:table-cell>
          <table:table-cell office:value-type="float" office:value="1" table:content-validation-name="val2" table:style-name="ce6">
            <text:p>1</text:p>
          </table:table-cell>
          <table:table-cell office:value-type="float" office:value="1" table:content-validation-name="val1" table:style-name="ce7">
            <text:p>1.00</text:p>
          </table:table-cell>
          <table:table-cell office:value-type="float" office:value="969" table:style-name="ce8">
            <text:p>969</text:p>
          </table:table-cell>
          <table:table-cell office:value-type="float" office:value="929.71" table:style-name="ce9">
            <text:p>929.71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" table:content-validation-name="val4" table:style-name="ce6">
            <text:p>1</text:p>
          </table:table-cell>
          <table:table-cell office:value-type="float" office:value="1" table:content-validation-name="val1" table:style-name="ce7">
            <text:p>1.00</text:p>
          </table:table-cell>
          <table:table-cell office:value-type="float" office:value="9" table:content-validation-name="val1" table:style-name="ce6">
            <text:p>9</text:p>
          </table:table-cell>
          <table:table-cell office:value-type="float" office:value="9" table:content-validation-name="val3" table:style-name="ce7">
            <text:p>9.00</text:p>
          </table:table-cell>
          <table:table-cell office:value-type="float" office:value="10" table:style-name="ce8">
            <text:p>10</text:p>
          </table:table-cell>
          <table:table-cell office:value-type="float" office:value="10" table:style-name="ce9">
            <text:p>10.00</text:p>
          </table:table-cell>
          <table:table-cell table:style-name="ce7"/>
          <table:table-cell office:value-type="float" office:value="979" table:style-name="ce8">
            <text:p>979</text:p>
          </table:table-cell>
          <table:table-cell office:value-type="float" office:value="939.71" table:style-name="ce9">
            <text:p>939.71</text:p>
          </table:table-cell>
          <table:table-cell office:value-type="currency" office:value="3264241" table:content-validation-name="val5" table:style-name="ce10">
            <text:p>£3,264,241.00</text:p>
          </table:table-cell>
          <table:table-cell office:value-type="currency" office:value="112073" table:content-validation-name="val5" table:style-name="ce10">
            <text:p>£112,073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34841" table:content-validation-name="val5" table:style-name="ce10">
            <text:p>£34,841.00</text:p>
          </table:table-cell>
          <table:table-cell office:value-type="currency" office:value="949435" table:content-validation-name="val5" table:style-name="ce10">
            <text:p>£949,435.00</text:p>
          </table:table-cell>
          <table:table-cell office:value-type="currency" office:value="383893" table:content-validation-name="val5" table:style-name="ce10">
            <text:p>£383,893.00</text:p>
          </table:table-cell>
          <table:table-cell office:value-type="currency" office:value="4744483" table:style-name="ce11">
            <text:p>£4,744,483.00</text:p>
          </table:table-cell>
          <table:table-cell office:value-type="currency" office:value="68055" table:content-validation-name="val5" table:style-name="ce10">
            <text:p>£68,055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68055" table:style-name="ce11">
            <text:p>£68,055.00</text:p>
          </table:table-cell>
          <table:table-cell office:value-type="currency" office:value="4812538" table:style-name="ce12">
            <text:p>£4,812,538.00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Immigration Advic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5" table:content-validation-name="val2" table:style-name="ce6">
            <text:p>5</text:p>
          </table:table-cell>
          <table:table-cell office:value-type="float" office:value="2.72" table:content-validation-name="val1" table:style-name="ce7">
            <text:p>2.72</text:p>
          </table:table-cell>
          <table:table-cell office:value-type="float" office:value="8" table:content-validation-name="val2" table:style-name="ce6">
            <text:p>8</text:p>
          </table:table-cell>
          <table:table-cell office:value-type="float" office:value="8" table:content-validation-name="val1" table:style-name="ce7">
            <text:p>8.00</text:p>
          </table:table-cell>
          <table:table-cell office:value-type="float" office:value="41" table:content-validation-name="val2" table:style-name="ce6">
            <text:p>41</text:p>
          </table:table-cell>
          <table:table-cell office:value-type="float" office:value="37.56" table:content-validation-name="val1" table:style-name="ce7">
            <text:p>37.56</text:p>
          </table:table-cell>
          <table:table-cell office:value-type="float" office:value="8" table:content-validation-name="val2" table:style-name="ce6">
            <text:p>8</text:p>
          </table:table-cell>
          <table:table-cell office:value-type="float" office:value="6.6" table:content-validation-name="val1" table:style-name="ce7">
            <text:p>6.60</text:p>
          </table:table-cell>
          <table:table-cell office:value-type="float" office:value="4" table:content-validation-name="val2" table:style-name="ce6">
            <text:p>4</text:p>
          </table:table-cell>
          <table:table-cell office:value-type="float" office:value="3.8" table:content-validation-name="val1" table:style-name="ce7">
            <text:p>3.8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66" table:style-name="ce8">
            <text:p>66</text:p>
          </table:table-cell>
          <table:table-cell office:value-type="float" office:value="58.68" table:style-name="ce9">
            <text:p>58.68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66" table:style-name="ce8">
            <text:p>66</text:p>
          </table:table-cell>
          <table:table-cell office:value-type="float" office:value="58.68" table:style-name="ce9">
            <text:p>58.68</text:p>
          </table:table-cell>
          <table:table-cell office:value-type="currency" office:value="235753.56" table:content-validation-name="val5" table:style-name="ce10">
            <text:p>£235,753.56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160.49" table:content-validation-name="val5" table:style-name="ce10">
            <text:p>£160.49</text:p>
          </table:table-cell>
          <table:table-cell office:value-type="currency" office:value="67265.05" table:content-validation-name="val5" table:style-name="ce10">
            <text:p>£67,265.05</text:p>
          </table:table-cell>
          <table:table-cell office:value-type="currency" office:value="25755.95" table:content-validation-name="val5" table:style-name="ce10">
            <text:p>£25,755.95</text:p>
          </table:table-cell>
          <table:table-cell office:value-type="currency" office:value="328935.05" table:style-name="ce11">
            <text:p>£328,935.05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328935.05" table:style-name="ce11">
            <text:p>£328,935.05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97" table:content-validation-name="val2" table:style-name="ce6">
            <text:p>97</text:p>
          </table:table-cell>
          <table:table-cell office:value-type="float" office:value="86" table:content-validation-name="val1" table:style-name="ce7">
            <text:p>86.00</text:p>
          </table:table-cell>
          <table:table-cell office:value-type="float" office:value="121" table:content-validation-name="val2" table:style-name="ce6">
            <text:p>121</text:p>
          </table:table-cell>
          <table:table-cell office:value-type="float" office:value="112" table:content-validation-name="val1" table:style-name="ce7">
            <text:p>112.00</text:p>
          </table:table-cell>
          <table:table-cell office:value-type="float" office:value="115" table:content-validation-name="val2" table:style-name="ce6">
            <text:p>115</text:p>
          </table:table-cell>
          <table:table-cell office:value-type="float" office:value="108" table:content-validation-name="val1" table:style-name="ce7">
            <text:p>108.00</text:p>
          </table:table-cell>
          <table:table-cell office:value-type="float" office:value="28" table:content-validation-name="val2" table:style-name="ce6">
            <text:p>28</text:p>
          </table:table-cell>
          <table:table-cell office:value-type="float" office:value="28" table:content-validation-name="val1" table:style-name="ce7">
            <text:p>28.00</text:p>
          </table:table-cell>
          <table:table-cell office:value-type="float" office:value="5" table:content-validation-name="val2" table:style-name="ce6">
            <text:p>5</text:p>
          </table:table-cell>
          <table:table-cell office:value-type="float" office:value="5" table:content-validation-name="val1" table:style-name="ce7">
            <text:p>5.00</text:p>
          </table:table-cell>
          <table:table-cell office:value-type="float" office:value="7" table:content-validation-name="val2" table:style-name="ce6">
            <text:p>7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373" table:style-name="ce8">
            <text:p>373</text:p>
          </table:table-cell>
          <table:table-cell office:value-type="float" office:value="339" table:style-name="ce9">
            <text:p>339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" table:content-validation-name="val4" table:style-name="ce6">
            <text:p>1</text:p>
          </table:table-cell>
          <table:table-cell office:value-type="float" office:value="1" table:content-validation-name="val1" table:style-name="ce7">
            <text:p>1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9">
            <text:p>1.00</text:p>
          </table:table-cell>
          <table:table-cell table:style-name="ce7"/>
          <table:table-cell office:value-type="float" office:value="374" table:style-name="ce8">
            <text:p>374</text:p>
          </table:table-cell>
          <table:table-cell office:value-type="float" office:value="340" table:style-name="ce9">
            <text:p>340.00</text:p>
          </table:table-cell>
          <table:table-cell office:value-type="currency" office:value="1165948.05" table:content-validation-name="val5" table:style-name="ce10">
            <text:p>£1,165,948.05</text:p>
          </table:table-cell>
          <table:table-cell office:value-type="currency" office:value="6323.39" table:content-validation-name="val5" table:style-name="ce10">
            <text:p>£6,323.39</text:p>
          </table:table-cell>
          <table:table-cell office:value-type="currency" office:value="2250" table:content-validation-name="val5" table:style-name="ce10">
            <text:p>£2,250.00</text:p>
          </table:table-cell>
          <table:table-cell office:value-type="currency" office:value="7708.13" table:content-validation-name="val5" table:style-name="ce10">
            <text:p>£7,708.13</text:p>
          </table:table-cell>
          <table:table-cell office:value-type="currency" office:value="318205.80000000005" table:content-validation-name="val5" table:style-name="ce10">
            <text:p>£318,205.80</text:p>
          </table:table-cell>
          <table:table-cell office:value-type="currency" office:value="124473.18000000001" table:content-validation-name="val5" table:style-name="ce10">
            <text:p>£124,473.18</text:p>
          </table:table-cell>
          <table:table-cell office:value-type="currency" office:value="1624908.5499999998" table:style-name="ce11">
            <text:p>£1,624,908.55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32000" table:content-validation-name="val5" table:style-name="ce10">
            <text:p>£32,000.00</text:p>
          </table:table-cell>
          <table:table-cell office:value-type="currency" office:value="32000" table:style-name="ce11">
            <text:p>£32,000.00</text:p>
          </table:table-cell>
          <table:table-cell office:value-type="currency" office:value="1656908.5499999998" table:style-name="ce12">
            <text:p>£1,656,908.55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January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7" table:content-validation-name="val2" table:style-name="ce6">
            <text:p>7</text:p>
          </table:table-cell>
          <table:table-cell office:value-type="float" office:value="7" table:content-validation-name="val1" table:style-name="ce7">
            <text:p>7.00</text:p>
          </table:table-cell>
          <table:table-cell office:value-type="float" office:value="10" table:content-validation-name="val2" table:style-name="ce6">
            <text:p>10</text:p>
          </table:table-cell>
          <table:table-cell office:value-type="float" office:value="9.1" table:content-validation-name="val1" table:style-name="ce7">
            <text:p>9.10</text:p>
          </table:table-cell>
          <table:table-cell office:value-type="float" office:value="80" table:content-validation-name="val2" table:style-name="ce6">
            <text:p>80</text:p>
          </table:table-cell>
          <table:table-cell office:value-type="float" office:value="78.349999999999994" table:content-validation-name="val1" table:style-name="ce7">
            <text:p>78.35</text:p>
          </table:table-cell>
          <table:table-cell office:value-type="float" office:value="9" table:content-validation-name="val2" table:style-name="ce6">
            <text:p>9</text:p>
          </table:table-cell>
          <table:table-cell office:value-type="float" office:value="8.61" table:content-validation-name="val1" table:style-name="ce7">
            <text:p>8.61</text:p>
          </table:table-cell>
          <table:table-cell office:value-type="float" office:value="4" table:content-validation-name="val2" table:style-name="ce6">
            <text:p>4</text:p>
          </table:table-cell>
          <table:table-cell office:value-type="float" office:value="4" table:content-validation-name="val1" table:style-name="ce7">
            <text:p>4.0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10" table:style-name="ce8">
            <text:p>110</text:p>
          </table:table-cell>
          <table:table-cell office:value-type="float" office:value="107.05999999999999" table:style-name="ce9">
            <text:p>107.06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110" table:style-name="ce8">
            <text:p>110</text:p>
          </table:table-cell>
          <table:table-cell office:value-type="float" office:value="107.05999999999999" table:style-name="ce9">
            <text:p>107.06</text:p>
          </table:table-cell>
          <table:table-cell office:value-type="currency" office:value="399053.05999999971" table:content-validation-name="val5" table:style-name="ce10">
            <text:p>£399,053.06</text:p>
          </table:table-cell>
          <table:table-cell office:value-type="currency" office:value="5043.2499999999982" table:content-validation-name="val5" table:style-name="ce10">
            <text:p>£5,043.25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107859.43999999999" table:content-validation-name="val5" table:style-name="ce10">
            <text:p>£107,859.44</text:p>
          </table:table-cell>
          <table:table-cell office:value-type="currency" office:value="45883.51999999996" table:content-validation-name="val5" table:style-name="ce10">
            <text:p>£45,883.52</text:p>
          </table:table-cell>
          <table:table-cell office:value-type="currency" office:value="557839.26999999967" table:style-name="ce11">
            <text:p>£557,839.27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557839.26999999967" table:style-name="ce12">
            <text:p>£557,839.27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6343" table:style-name="ce14"/>
        </table:table-row>
        <table:table-row table:number-rows-repeated="5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0" table:style-name="ce14"/>
          <table:table-cell table:number-columns-repeated="16333" table:style-name="ce1"/>
        </table:table-row>
        <table:table-row table:number-rows-repeated="104856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Raji Mathew John</meta:initial-creator>
    <dc:creator>Raji Mathew John</dc:creator>
    <meta:creation-date>2022-05-25T10:02:41Z</meta:creation-date>
    <dc:date>2025-02-25T12:00:44Z</dc:date>
  </office:meta>
</office:document-meta>
</file>